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55308d" style:font-name="Ubuntu"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Ubuntu"/>
    </style:style>
    <style:style style:name="P5" style:family="paragraph" style:parent-style-name="Standard">
      <style:paragraph-properties fo:text-align="justify" style:justify-single-word="false"/>
      <style:text-properties fo:color="#168253" style:font-name="Ubuntu"/>
    </style:style>
    <style:style style:name="P6" style:family="paragraph" style:parent-style-name="Standard" style:master-page-name="MP0">
      <style:paragraph-properties fo:text-align="center" style:justify-single-word="false" style:page-number="auto" fo:break-before="page"/>
      <style:text-properties fo:color="#55308d" style:font-name="Ubuntu" fo:font-size="22pt" fo:font-weight="bold" style:font-size-asian="22pt" style:font-weight-asian="bold" style:font-size-complex="22pt" style:font-weight-complex="bold"/>
    </style:style>
    <style:style style:name="P7" style:family="paragraph" style:parent-style-name="Standard" style:list-style-name="L1">
      <style:paragraph-properties fo:text-align="justify" style:justify-single-word="false"/>
      <style:text-properties fo:color="#55308d" style:font-name="Ubuntu" fo:font-weight="bold" style:font-weight-asian="bold" style:font-weight-complex="bold"/>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officeooo:paragraph-rsid="001a325a"/>
    </style:style>
    <style:style style:name="P10" style:family="paragraph" style:parent-style-name="Standard">
      <style:paragraph-properties fo:text-align="justify" style:justify-single-word="false"/>
      <style:text-properties style:font-name="Ubuntu"/>
    </style:style>
    <style:style style:name="P11" style:family="paragraph" style:parent-style-name="Standard" style:list-style-name="L2">
      <style:paragraph-properties fo:text-align="justify" style:justify-single-word="false"/>
      <style:text-properties style:font-name="Ubuntu"/>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1a325a" style:font-weight-asian="normal" style:font-weight-complex="normal"/>
    </style:style>
    <style:style style:name="T4" style:family="text">
      <style:text-properties style:font-name="Ubuntu" fo:font-style="italic" fo:font-weight="normal" style:font-style-asian="italic" style:font-weight-asian="normal" style:font-style-complex="italic" style:font-weight-complex="normal"/>
    </style:style>
    <style:style style:name="T5" style:family="text">
      <style:text-properties style:font-name="Ubuntu" fo:font-style="italic" officeooo:rsid="001a325a" style:font-style-asian="italic" style:font-style-complex="italic"/>
    </style:style>
    <style:style style:name="T6" style:family="text">
      <style:text-properties style:font-name="Ubuntu" officeooo:rsid="001a325a"/>
    </style:style>
    <style:style style:name="T7" style:family="text">
      <style:text-properties style:font-name="Ubuntu" fo:font-style="normal" officeooo:rsid="001a325a" style:font-style-asian="normal" style:font-style-complex="normal"/>
    </style:style>
    <style:style style:name="T8" style:family="text">
      <style:text-properties fo:color="#55308d" style:font-name="Ubuntu"/>
    </style:style>
    <style:style style:name="T9" style:family="text">
      <style:text-properties fo:color="#55308d" style:font-name="Ubuntu" fo:font-weight="normal" style:font-weight-asian="normal" style:font-weight-complex="normal"/>
    </style:style>
    <style:style style:name="T10" style:family="text">
      <style:text-properties fo:color="#55308d" style:font-name="Ubuntu" fo:font-size="16pt" fo:font-weight="bold" style:font-size-asian="16pt" style:font-weight-asian="bold" style:font-size-complex="16pt" style:font-weight-complex="bold"/>
    </style:style>
    <style:style style:name="T11" style:family="text">
      <style:text-properties fo:font-weight="bold" style:font-weight-asian="bold" style:font-weight-complex="bold"/>
    </style:style>
    <style:style style:name="T12" style:family="text">
      <style:text-properties officeooo:rsid="0017fa5c"/>
    </style:style>
    <style:style style:name="T13" style:family="text">
      <style:text-properties officeooo:rsid="001a325a"/>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7 – AirbnBigData</text:p>
      <text:p text:style-name="P1"/>
      <text:p text:style-name="P1"/>
      <text:p text:style-name="P1"/>
      <text:p text:style-name="P2"><text:span text:style-name="Police_20_par_20_défaut"><text:span text:style-name="T1">La plateforme AirBnB, familière des questions d’IA et de machine learning, souhaite profiter d’une réunion le 24 avril 2020 avec des investisseurs potentiels pour leur faire forte impression en leur montrant les possibilités et opportunités de ce domaine.</text:span></text:span></text:p>
      <text:p text:style-name="P1"/>
      <text:p text:style-name="P1">Un responsable du service R&amp;D vient vous voir pour vous demander de mettre en place un modèle de prédiction des notes d’utilisateurs à partir des différentes caractéristiques des annonces et de leurs propriétaires.</text:p>
      <text:p text:style-name="P1"/>
      <text:p text:style-name="P2"><text:span text:style-name="Police_20_par_20_défaut"><text:span text:style-name="T1">Pour vous faire gagner du temps, et parce que c’est pas évident de scraper le site d’airbnb, on vous fournit les données au lien suivant : </text:span></text:span><text:a xlink:type="simple" xlink:href="https://public.opendatasoft.com/explore/dataset/airbnb-listings/table/?disjunctive.host_verifications&amp;disjunctive.amenities&amp;disjunctive.features" office:target-frame-name="_top" xlink:show="replace" text:style-name="Internet_20_link" text:visited-style-name="Visited_20_Internet_20_Link"><text:span text:style-name="Police_20_par_20_défaut"><text:span text:style-name="T1">https://public.opendatasoft.com/explore/dataset/airbnb-listings/table/?disjunctive.host_verifications&amp;disjunctive.amenities&amp;disjunctive.features</text:span></text:span></text:a></text:p>
      <text:p text:style-name="P1"/>
      <text:p text:style-name="P1"/>
      <text:p text:style-name="P1"><text:span text:style-name="T11">Modalités :</text:span> travail seul</text:p>
      <text:p text:style-name="P1"><text:span text:style-name="T11">Technologies :</text:span>Spark (pyspark) et Databricks</text:p>
      <text:p text:style-name="P1"><text:span text:style-name="T11">Livrable :</text:span> Notebook commenté</text:p>
      <text:p text:style-name="P1"><text:span text:style-name="T11">Échéance : </text:span>le 24/04/2020 à 17h</text:p>
      <text:p text:style-name="P1"/>
      <text:p text:style-name="P1"/>
      <text:p text:style-name="P3">1ère partie – Récupération et chargement et des données</text:p>
      <text:p text:style-name="P1"/>
      <text:p text:style-name="P1"/>
      <text:p text:style-name="P2"><text:span text:style-name="Police_20_par_20_défaut"><text:span text:style-name="T1">Dans cette partie, vous allez récupérer les données qui vous ont été fournies et les charger dans un dataframe Spark.</text:span></text:span></text:p>
      <text:p text:style-name="P1"/>
      <text:list xml:id="list578473650" text:style-name="L1">
        <text:list-item>
          <text:p text:style-name="P7">Récupération des données :</text:p>
        </text:list-item>
      </text:list>
      <text:p text:style-name="P4"/>
      <text:list xml:id="list121722695182508" text:continue-numbering="true" text:style-name="L1">
        <text:list-item>
          <text:list>
            <text:list-item>
              <text:p text:style-name="P9"><text:span text:style-name="Police_20_par_20_défaut"><text:span text:style-name="T1">en utilisant urlretrieve de la librairie urllib.request, récupérer les données et les enregistrer dans le dossier /tmp </text:span></text:span><text:span text:style-name="Police_20_par_20_défaut"><text:span text:style-name="T6">de Databricks</text:span></text:span></text:p>
              <text:p text:style-name="P9"><text:span text:style-name="Police_20_par_20_défaut"><text:span text:style-name="T5">Indicati</text:span></text:span><text:span text:style-name="Police_20_par_20_défaut"><text:span text:style-name="T5">on : </text:span></text:span><text:span text:style-name="Police_20_par_20_défaut"><text:span text:style-name="T5">il suffit de spécifier le filename : « /tmp/data.csv », si vous ne le précisez pas, il ira par défaut dans « /databricks/driver »</text:span></text:span></text:p>
            </text:list-item>
          </text:list>
        </text:list-item>
      </text:list>
      <text:p text:style-name="P2"/>
      <text:list xml:id="list121721613280132" text:continue-numbering="true" text:style-name="L1">
        <text:list-item>
          <text:list>
            <text:list-item>
              <text:p text:style-name="P8"><text:span text:style-name="Strong_20_Emphasis"><text:span text:style-name="T2">déplacer les données avec dbutils.fs.mv pour les charger dans DBFS </text:span></text:span><text:span text:style-name="Strong_20_Emphasis"><text:span text:style-name="T3">donc de <text:s/>« file:/tmp/data.csv » vers « dbfs:/le_dossier_qui_vous_plait/data.csv »</text:span></text:span></text:p>
            </text:list-item>
          </text:list>
        </text:list-item>
      </text:list>
      <text:p text:style-name="P2"/>
      <text:list xml:id="list121722251002358" text:continue-numbering="true" text:style-name="L1">
        <text:list-item>
          <text:p text:style-name="P8"><text:span text:style-name="Strong_20_Emphasis"><text:span text:style-name="T8">Chargement des données </text:span></text:span><text:span text:style-name="Strong_20_Emphasis"><text:span text:style-name="T9">:</text:span></text:span></text:p>
        </text:list-item>
      </text:list>
      <text:p text:style-name="P2"/>
      <text:list xml:id="list121721399532876" text:continue-numbering="true" text:style-name="L1">
        <text:list-item>
          <text:list>
            <text:list-item>
              <text:p text:style-name="P9"><text:span text:style-name="Strong_20_Emphasis"><text:span text:style-name="T2">Charger les données dans un dataframe Spark. Ça se passe jamais comme on veut…un certain nombre d’options seront donc nécessaires afin d’obtenir un dataframe cohérent.</text:span></text:span></text:p>
              <text:p text:style-name="P9"><text:span text:style-name="Strong_20_Emphasis"><text:span text:style-name="T4">Indication : vous devrez obtenir un jeu de 494 954 lignes et 89 colonnes</text:span></text:span></text:p>
            </text:list-item>
          </text:list>
        </text:list-item>
      </text:list>
      <text:p text:style-name="P2"/>
      <text:list xml:id="list121722232533246" text:continue-numbering="true" text:style-name="L1">
        <text:list-item>
          <text:list>
            <text:list-item>
              <text:p text:style-name="P8"><text:span text:style-name="Strong_20_Emphasis"><text:span text:style-name="T2">à ce stade, il reste encore un petit « couac » : essayer de l’identifier (en regardant notamment les variables </text:span></text:span><text:span text:style-name="Strong_20_Emphasis"><text:span text:style-name="T4">id</text:span></text:span><text:span text:style-name="Strong_20_Emphasis"><text:span text:style-name="T2"> et </text:span></text:span><text:span text:style-name="Strong_20_Emphasis"><text:span text:style-name="T4">host_about</text:span></text:span><text:span text:style-name="Strong_20_Emphasis"><text:span text:style-name="T2">). Ce problème ne vient pas de votre import mais des données elle-mêmes. <text:s/>On pourra au choix supprimer les lignes concernées (2 exactement) <text:s/>ou bien corriger le problème </text:span></text:span><text:span text:style-name="Strong_20_Emphasis"><text:span text:style-name="T4">à la main</text:span></text:span><text:span text:style-name="Strong_20_Emphasis"><text:span text:style-name="T2">.</text:span></text:span></text:p>
            </text:list-item>
          </text:list>
        </text:list-item>
      </text:list>
      <text:p text:style-name="P2"><text:soft-page-break/><text:span text:style-name="Police_20_par_20_défaut"><text:span text:style-name="T10">2ème partie – Statistiques descriptives et analyse préparatoire</text:span></text:span></text:p>
      <text:p text:style-name="P1"/>
      <text:p text:style-name="P1">Dans cette partie, vous allez devoir effectuer un certain de traitements statistiques et d’analyse afin de préparer vos données pour la partie suivante. La démarche sera moins détaillée car les possibilités sont nombreuses et chacun peut aborder le problème différemment.</text:p>
      <text:p text:style-name="P1"/>
      <text:p text:style-name="P1">Toutefois, voilà quelques éléments pour vous orienter si nécessaire :</text:p>
      <text:list xml:id="list2166501427" text:style-name="L2">
        <text:list-item>
          <text:p text:style-name="P11">Traitement des valeurs manquantes</text:p>
        </text:list-item>
        <text:list-item>
          <text:p text:style-name="P11">Analyse des modalités des variables catégoriques</text:p>
        </text:list-item>
        <text:list-item>
          <text:p text:style-name="P11">Construction de nouvelles variables explicatives à partir des informations disponibles</text:p>
        </text:list-item>
        <text:list-item>
          <text:p text:style-name="P11">etc…</text:p>
        </text:list-item>
      </text:list>
      <text:p text:style-name="P1"/>
      <text:p text:style-name="P2"><text:span text:style-name="Police_20_par_20_défaut"><text:span text:style-name="T10">3ème partie – Modélisation</text:span></text:span></text:p>
      <text:p text:style-name="P1"/>
      <text:p text:style-name="P1">Dans cette dernière partie, il s’agit de s’attaquer à la modélisation elle-même. Pour le coup, vous êtes tout à fait libre<text:span text:style-name="T12">s</text:span> d’explorer et proposer ce que vous voulez ! </text:p>
      <text:p text:style-name="P1">Une idée intéressante est d’examiner le lien entre la note globale reçue par l’hôte (Review Scores Rating) et ses caractéristiques. Dans un premier temps, vous pourrez vous appuyer sur les variables les plus « évidentes » à utiliser (variables numérique et catégoriques à passer en dummies). Dans un second temps vous pourrez explorer l’impact des textes renseignés par l’hôte sur sa note (description personnelle, de l’appartement, résumé de l’annonce…). <text:s/></text:p>
      <text:p text:style-name="P1"/>
      <text:p text:style-name="P2"><text:span text:style-name="Police_20_par_20_défaut"><text:span text:style-name="T1">Bon courage à tous !</text:span></text:spa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color="#55308d" style:font-name="Ubuntu" fo:font-family="Ubuntu" style:font-family-generic="system" style:font-pitch="variable" fo:font-weight="bold" style:font-name-asian="Ubuntu" style:font-family-asian="Ubuntu" style:font-family-generic-asian="system" style:font-pitch-asian="variable" style:font-weight-asian="bold" style:font-name-complex="Ubuntu" style:font-family-complex="Ubuntu" style:font-family-generic-complex="system" style:font-pitch-complex="variable"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color="#55308d" style:font-name="Ubuntu" fo:font-family="Ubuntu" style:font-family-generic="system" style:font-pitch="variable" fo:font-weight="bold" style:font-weight-asian="bold" style:font-weight-complex="bold"/>
    </style:style>
    <style:style style:name="WW_5f_CharLFO1LVL2" style:display-name="WW_CharLFO1LVL2" style:family="text">
      <style:text-properties fo:color="#55308d" style:font-name="Ubuntu" fo:font-family="Ubuntu" style:font-family-generic="system" style:font-pitch="variable" fo:font-weight="bold" style:font-weight-asian="bold" style:font-weight-complex="bold"/>
    </style:style>
    <style:style style:name="WW_5f_CharLFO1LVL3" style:display-name="WW_CharLFO1LVL3" style:family="text">
      <style:text-properties fo:color="#55308d" style:font-name="Ubuntu" fo:font-family="Ubuntu" style:font-family-generic="system" style:font-pitch="variable" fo:font-weight="bold" style:font-weight-asian="bold" style:font-weight-complex="bold"/>
    </style:style>
    <style:style style:name="WW_5f_CharLFO1LVL4" style:display-name="WW_CharLFO1LVL4" style:family="text">
      <style:text-properties fo:color="#55308d" style:font-name="Ubuntu" fo:font-family="Ubuntu" style:font-family-generic="system" style:font-pitch="variable" fo:font-weight="bold" style:font-weight-asian="bold" style:font-weight-complex="bold"/>
    </style:style>
    <style:style style:name="WW_5f_CharLFO1LVL5" style:display-name="WW_CharLFO1LVL5" style:family="text">
      <style:text-properties fo:color="#55308d" style:font-name="Ubuntu" fo:font-family="Ubuntu" style:font-family-generic="system" style:font-pitch="variable" fo:font-weight="bold" style:font-weight-asian="bold" style:font-weight-complex="bold"/>
    </style:style>
    <style:style style:name="WW_5f_CharLFO1LVL6" style:display-name="WW_CharLFO1LVL6" style:family="text">
      <style:text-properties fo:color="#55308d" style:font-name="Ubuntu" fo:font-family="Ubuntu" style:font-family-generic="system" style:font-pitch="variable" fo:font-weight="bold" style:font-weight-asian="bold" style:font-weight-complex="bold"/>
    </style:style>
    <style:style style:name="WW_5f_CharLFO1LVL7" style:display-name="WW_CharLFO1LVL7" style:family="text">
      <style:text-properties fo:color="#55308d" style:font-name="Ubuntu" fo:font-family="Ubuntu" style:font-family-generic="system" style:font-pitch="variable" fo:font-weight="bold" style:font-weight-asian="bold" style:font-weight-complex="bold"/>
    </style:style>
    <style:style style:name="WW_5f_CharLFO1LVL8" style:display-name="WW_CharLFO1LVL8" style:family="text">
      <style:text-properties fo:color="#55308d" style:font-name="Ubuntu" fo:font-family="Ubuntu" style:font-family-generic="system" style:font-pitch="variable" fo:font-weight="bold" style:font-weight-asian="bold" style:font-weight-complex="bold"/>
    </style:style>
    <style:style style:name="WW_5f_CharLFO1LVL9" style:display-name="WW_CharLFO1LVL9" style:family="text">
      <style:text-properties fo:color="#55308d" style:font-name="Ubuntu" fo:font-family="Ubuntu" style:font-family-generic="system" style:font-pitch="variable"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70efa65018866d4eccd0320fc85de07297c8d71</meta:generator>
    <meta:creation-date>2020-04-14T18:54:00Z</meta:creation-date>
    <dc:date>2020-04-15T12:17:20.892007637</dc:date>
    <meta:editing-cycles>6</meta:editing-cycles>
    <meta:editing-duration>PT21M33S</meta:editing-duration>
    <meta:document-statistic meta:table-count="0" meta:image-count="0" meta:object-count="0" meta:page-count="2" meta:paragraph-count="29" meta:word-count="506" meta:character-count="3356" meta:non-whitespace-character-count="2879"/>
    <meta:template xlink:type="simple" xlink:actuate="onRequest" xlink:title="" xlink:href="Normal"/>
  </office:meta>
</office:document-meta>
</file>